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svg:font-family="Helvetica, Arial, FreeSans, sans-serif"/>
    <style:font-face style:name="Tahoma" svg:font-family="Tahoma, Arial, Helvetica, sans-serif"/>
    <style:font-face style:name="Verdana" svg:font-family="Verdana, 'Bitstream Vera Sans', sans-serif"/>
    <style:font-face style:name="montserratlight" svg:font-family="montserratlight"/>
    <style:font-face style:name="montserratsemi bold" svg:font-family="'montserratsemi bold'"/>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0a3dea"/>
    </style:style>
    <style:style style:name="P2" style:family="paragraph" style:parent-style-name="Standard">
      <style:paragraph-properties fo:margin-left="0cm" fo:margin-right="0cm" fo:orphans="2" fo:widows="2" fo:text-indent="0cm" style:auto-text-indent="false"/>
      <style:text-properties officeooo:paragraph-rsid="000ce169"/>
    </style:style>
    <style:style style:name="P3" style:family="paragraph" style:parent-style-name="Standard">
      <style:paragraph-properties fo:margin-left="0cm" fo:margin-right="0cm" fo:orphans="2" fo:widows="2" fo:text-indent="0cm" style:auto-text-indent="false"/>
      <style:text-properties style:font-name="Liberation Serif" fo:font-size="12pt" style:font-size-asian="12pt" style:font-size-complex="12pt"/>
    </style:style>
    <style:style style:name="P4" style:family="paragraph" style:parent-style-name="Standard">
      <style:paragraph-properties fo:margin-left="0cm" fo:margin-right="0cm" fo:orphans="2" fo:widows="2" fo:text-indent="0cm" style:auto-text-indent="false"/>
      <style:text-properties style:font-name="Liberation Serif" fo:font-size="12pt" officeooo:paragraph-rsid="000ce169" style:font-size-asian="12pt" style:font-size-complex="12pt"/>
    </style:style>
    <style:style style:name="P5" style:family="paragraph" style:parent-style-name="Standard">
      <style:paragraph-properties fo:margin-left="0cm" fo:margin-right="0cm" fo:orphans="2" fo:widows="2" fo:text-indent="0cm" style:auto-text-indent="false"/>
      <style:text-properties style:font-name="Liberation Serif" fo:font-size="12pt" officeooo:rsid="000a3dea" officeooo:paragraph-rsid="000a3dea" style:font-size-asian="12pt" style:font-size-complex="12pt"/>
    </style:style>
    <style:style style:name="P6" style:family="paragraph" style:parent-style-name="Standard">
      <style:paragraph-properties fo:margin-left="0cm" fo:margin-right="0cm" fo:orphans="2" fo:widows="2" fo:text-indent="0cm" style:auto-text-indent="false"/>
      <style:text-properties style:font-name="Liberation Serif" fo:font-size="12pt" officeooo:rsid="000a3dea" officeooo:paragraph-rsid="000ce169" style:font-size-asian="12pt" style:font-size-complex="12pt"/>
    </style:style>
    <style:style style:name="P7" style:family="paragraph" style:parent-style-name="Standard">
      <style:paragraph-properties fo:margin-left="0cm" fo:margin-right="0cm" fo:orphans="2" fo:widows="2" fo:text-indent="0cm" style:auto-text-indent="false"/>
      <style:text-properties style:font-name="Liberation Serif" fo:font-size="12pt" officeooo:rsid="000b9a17" officeooo:paragraph-rsid="000b9a17" style:font-size-asian="12pt" style:font-size-complex="12pt"/>
    </style:style>
    <style:style style:name="P8" style:family="paragraph" style:parent-style-name="Standard">
      <style:paragraph-properties fo:margin-left="0cm" fo:margin-right="0cm" fo:orphans="2" fo:widows="2" fo:text-indent="0cm" style:auto-text-indent="false"/>
      <style:text-properties style:font-name="Liberation Serif" fo:font-size="12pt" officeooo:rsid="000b9a17" officeooo:paragraph-rsid="000ce169"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Liberation Serif" fo:font-size="12pt" officeooo:rsid="000cb99c" officeooo:paragraph-rsid="000cb99c"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Liberation Serif" fo:font-size="12pt" officeooo:rsid="000cb99c" officeooo:paragraph-rsid="000ce169" style:font-size-asian="12pt" style:font-size-complex="12pt"/>
    </style:style>
    <style:style style:name="P11" style:family="paragraph" style:parent-style-name="Standard">
      <style:paragraph-properties fo:margin-left="0cm" fo:margin-right="0cm" fo:orphans="2" fo:widows="2" fo:text-indent="0cm" style:auto-text-indent="false"/>
      <style:text-properties style:font-name="Liberation Serif" fo:font-size="12pt" officeooo:rsid="000ce169" officeooo:paragraph-rsid="000ce169" style:font-size-asian="12pt" style:font-size-complex="12pt"/>
    </style:style>
    <style:style style:name="P12" style:family="paragraph" style:parent-style-name="Standard">
      <style:paragraph-properties fo:margin-left="0cm" fo:margin-right="0cm" fo:orphans="2" fo:widows="2" fo:text-indent="0cm" style:auto-text-indent="false"/>
      <style:text-properties style:font-name="Liberation Serif" fo:font-size="12pt" officeooo:rsid="000ce169" officeooo:paragraph-rsid="000a3dea" style:font-size-asian="12pt" style:font-size-complex="12pt"/>
    </style:style>
    <style:style style:name="P13" style:family="paragraph" style:parent-style-name="Standard">
      <style:paragraph-properties fo:margin-left="0cm" fo:margin-right="0cm" fo:orphans="2" fo:widows="2" fo:text-indent="0cm" style:auto-text-indent="false"/>
      <style:text-properties style:font-name="Liberation Serif" fo:font-size="13pt" officeooo:rsid="000ce169" officeooo:paragraph-rsid="000ce169" style:font-size-asian="13pt" style:font-size-complex="13pt"/>
    </style:style>
    <style:style style:name="P14" style:family="paragraph" style:parent-style-name="Standard">
      <style:paragraph-properties fo:margin-left="0cm" fo:margin-right="0cm" fo:orphans="2" fo:widows="2" fo:text-indent="0cm" style:auto-text-indent="false"/>
      <style:text-properties style:font-name="Liberation Serif" fo:font-size="13pt" officeooo:rsid="000e0fa4" officeooo:paragraph-rsid="000e0fa4" style:font-size-asian="13pt" style:font-size-complex="13pt"/>
    </style:style>
    <style:style style:name="P15" style:family="paragraph" style:parent-style-name="Standard">
      <style:paragraph-properties fo:margin-left="0cm" fo:margin-right="0cm" fo:orphans="2" fo:widows="2" fo:text-indent="0cm" style:auto-text-indent="false"/>
      <style:text-properties style:font-name="Liberation Serif" fo:font-size="13pt" officeooo:rsid="00100c28" officeooo:paragraph-rsid="00100c28"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Tahoma" fo:font-size="4pt" fo:letter-spacing="normal" fo:font-style="normal" fo:font-weight="normal" officeooo:rsid="000e0fa4" officeooo:paragraph-rsid="000e0fa4" style:font-size-asian="13pt" style:font-size-complex="13pt"/>
    </style:style>
    <style:style style:name="P17" style:family="paragraph" style:parent-style-name="Text_20_body">
      <style:paragraph-properties fo:margin-left="0cm" fo:margin-right="0cm" style:line-height-at-least="0.249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118cm" loext:contextual-spacing="false" fo:orphans="2" fo:widows="2" fo:text-indent="0cm" style:auto-text-indent="false"/>
    </style:style>
    <style:style style:name="P19" style:family="paragraph" style:parent-style-name="Text_20_body">
      <style:paragraph-properties fo:margin-left="0cm" fo:margin-right="0cm" fo:margin-top="0cm" fo:margin-bottom="0.118cm" loext:contextual-spacing="false" fo:orphans="2" fo:widows="2" fo:text-indent="0cm" style:auto-text-indent="false"/>
      <style:text-properties officeooo:paragraph-rsid="000ce169"/>
    </style:style>
    <style:style style:name="T1" style:family="text">
      <style:text-properties fo:font-variant="normal" fo:text-transform="none" fo:color="#004e7a" fo:letter-spacing="normal" fo:font-style="normal" fo:font-weight="normal"/>
    </style:style>
    <style:style style:name="T2" style:family="text">
      <style:text-properties fo:font-variant="normal" fo:text-transform="none" fo:color="#004e7a" fo:letter-spacing="normal" fo:font-style="normal" fo:font-weight="normal" officeooo:rsid="000a3dea"/>
    </style:style>
    <style:style style:name="T3" style:family="text">
      <style:text-properties fo:font-variant="normal" fo:text-transform="none" fo:color="#656565" style:text-line-through-style="none" style:text-line-through-type="none" style:font-name="montserratsemi bold" fo:font-size="8.35000038146973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656565" style:text-line-through-style="none" style:text-line-through-type="none" fo:font-size="8.35000038146973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656565" style:text-line-through-style="none" style:text-line-through-type="none" fo:letter-spacing="normal" fo:font-style="normal" style:text-underline-style="none" fo:font-weight="bold" style:text-blinking="false" fo:background-color="transparent" loext:char-shading-value="0"/>
    </style:style>
    <style:style style:name="T6" style:family="text">
      <style:text-properties fo:font-variant="normal" fo:text-transform="none" fo:color="#656565"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style:style>
    <style:style style:name="T7" style:family="text">
      <style:text-properties fo:font-variant="normal" fo:text-transform="none" fo:color="#656565" style:font-name="Liberation Serif" fo:font-size="12pt" fo:letter-spacing="normal" fo:font-style="normal" fo:font-weight="normal" style:font-size-asian="12pt" style:font-size-complex="12pt"/>
    </style:style>
    <style:style style:name="T8" style:family="text">
      <style:text-properties fo:font-variant="normal" fo:text-transform="none" fo:color="#656565" style:font-name="Liberation Serif" fo:font-size="12pt" fo:letter-spacing="normal" fo:font-style="normal" fo:font-weight="bold" style:font-size-asian="12pt" style:font-size-complex="12pt"/>
    </style:style>
    <style:style style:name="T9" style:family="text">
      <style:text-properties fo:font-variant="normal" fo:text-transform="none" fo:color="#337ab7"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000000" style:font-name="Verdana" fo:font-size="3.65000009536743pt" fo:letter-spacing="normal" fo:font-style="normal" fo:font-weight="normal"/>
    </style:style>
    <style:style style:name="T12" style:family="text">
      <style:text-properties fo:font-variant="normal" fo:text-transform="none" fo:color="#000000" fo:font-size="3.65000009536743pt" fo:letter-spacing="normal" fo:font-style="normal" fo:font-weight="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16212c" style:font-name="Helvetica" fo:font-size="4.34999990463257pt" fo:letter-spacing="normal" fo:font-style="normal" fo:font-weight="bold"/>
    </style:style>
    <style:style style:name="T15" style:family="text">
      <style:text-properties fo:font-variant="normal" fo:text-transform="none" fo:color="#16212c" style:font-name="Helvetica" fo:font-size="4.34999990463257pt" fo:letter-spacing="normal" fo:font-style="normal" fo:font-weight="normal"/>
    </style:style>
    <style:style style:name="T16" style:family="text">
      <style:text-properties fo:font-variant="normal" fo:text-transform="none" fo:color="#16212c" fo:letter-spacing="normal"/>
    </style:style>
    <style:style style:name="T17" style:family="text">
      <style:text-properties fo:font-variant="normal" fo:text-transform="none" fo:color="#16212c" fo:letter-spacing="normal" fo:font-style="normal" fo:font-weight="bold"/>
    </style:style>
    <style:style style:name="T18" style:family="text">
      <style:text-properties fo:font-variant="normal" fo:text-transform="none" fo:color="#16212c" fo:letter-spacing="normal" fo:font-style="normal" fo:font-weight="normal"/>
    </style:style>
    <style:style style:name="T19" style:family="text">
      <style:text-properties fo:font-variant="normal" fo:text-transform="none" fo:color="#16212c" fo:font-size="4.34999990463257pt" fo:letter-spacing="normal" fo:font-style="normal" fo:font-weight="bold"/>
    </style:style>
    <style:style style:name="T20" style:family="text">
      <style:text-properties fo:font-variant="normal" fo:text-transform="none" fo:color="#16212c" fo:font-size="4.34999990463257pt" fo:letter-spacing="normal" fo:font-style="normal" fo:font-weight="normal"/>
    </style:style>
    <style:style style:name="T21" style:family="text">
      <style:text-properties fo:font-variant="normal" fo:text-transform="none" fo:color="#16212c" fo:font-size="12pt" fo:letter-spacing="normal" fo:font-style="normal" fo:font-weight="bold" style:font-size-asian="12pt" style:font-size-complex="12pt"/>
    </style:style>
    <style:style style:name="T22" style:family="text">
      <style:text-properties fo:font-variant="normal" fo:text-transform="none" fo:color="#16212c" fo:font-size="12pt" fo:letter-spacing="normal" fo:font-style="normal" fo:font-weight="normal" style:font-size-asian="12pt" style:font-size-complex="12pt"/>
    </style:style>
    <style:style style:name="T23" style:family="text">
      <style:text-properties fo:font-variant="normal" fo:text-transform="none" fo:color="#16212c" fo:font-size="12pt" fo:letter-spacing="normal" style:font-size-asian="12pt" style:font-size-complex="12pt"/>
    </style:style>
    <style:style style:name="T24" style:family="text">
      <style:text-properties fo:font-variant="normal" fo:text-transform="none" style:text-line-through-style="none" style:text-line-through-type="none" style:font-name="Helvetica" fo:font-size="4.34999990463257pt" fo:letter-spacing="normal" fo:font-style="normal" style:text-underline-style="none" fo:font-weight="normal" style:text-blinking="false" fo:background-color="#e9edf0" loext:char-shading-value="0"/>
    </style:style>
    <style:style style:name="T25" style:family="text">
      <style:text-properties fo:font-variant="normal" fo:text-transform="none" style:text-line-through-style="none" style:text-line-through-type="none" fo:font-size="4.34999990463257pt" fo:letter-spacing="normal" fo:font-style="normal" style:text-underline-style="none" fo:font-weight="normal" style:text-blinking="false" fo:background-color="#e9edf0" loext:char-shading-value="0"/>
    </style:style>
    <style:style style:name="T26" style:family="text">
      <style:text-properties fo:font-variant="normal" fo:text-transform="none" style:text-line-through-style="none" style:text-line-through-type="none" fo:letter-spacing="normal" fo:font-style="normal" style:text-underline-style="none" fo:font-weight="normal" style:text-blinking="false" fo:background-color="#e9edf0" loext:char-shading-value="0"/>
    </style:style>
    <style:style style:name="T27" style:family="text">
      <style:text-properties fo:font-variant="normal" fo:text-transform="none" style:text-line-through-style="none" style:text-line-through-type="none" fo:font-size="12pt" fo:letter-spacing="normal" fo:font-style="normal" style:text-underline-style="none" fo:font-weight="normal" style:text-blinking="false" fo:background-color="#e9edf0" loext:char-shading-value="0" style:font-size-asian="12pt" style:font-size-complex="12pt"/>
    </style:style>
    <style:style style:name="T28" style:family="text">
      <style:text-properties style:font-name="Liberation Serif" fo:font-size="12pt" officeooo:rsid="000a3dea" style:font-size-asian="12pt" style:font-size-complex="12pt"/>
    </style:style>
    <style:style style:name="T29"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text:p>
      <text:p text:style-name="P13"><text:span text:style-name="T5"/></text:p>
      <text:p text:style-name="P13"><text:span text:style-name="T5">50000 contientieux post divorce (2012)dont 43% au sujet des pensions alimentaires =21500 , trouver chiffrezs plus recents , source cnis</text:span></text:p>
      <text:p text:style-name="P13"><text:span text:style-name="T5"/></text:p>
      <text:p text:style-name="P14"><text:span text:style-name="T5">infostat 128 : désaccord sur 40 % des décisions en 1ère instance pour la CEE</text:span></text:p>
      <text:p text:style-name="P14"><text:span text:style-name="T13">En 2014, 123 500 divorces</text:span> (insee <text:a xlink:type="simple" xlink:href="http://www.insee.fr/fr/themes/document.asp?ref_id=ip1599" text:style-name="Internet_20_link" text:visited-style-name="Visited_20_Internet_20_Link">http://www.insee.fr/fr/themes/document.asp?ref_id=ip1599</text:a>)</text:p>
      <text:p text:style-name="P14"/>
      <text:p text:style-name="P15">PY Cusset, Mahdi BJ</text:p>
      <text:p text:style-name="P14"/>
      <text:p text:style-name="P14"><text:span text:style-name="Strong_20_Emphasis"><text:span text:style-name="T21">Céline Bessière </text:span></text:span><text:span text:style-name="T22">est maîtresse de conférences, Université </text:span><text:a xlink:type="simple" xlink:href="http://www.lemonde.fr/paris/" text:style-name="Internet_20_link" text:visited-style-name="Visited_20_Internet_20_Link"><text:span text:style-name="T27">Paris</text:span></text:a><text:span text:style-name="T22">-Dauphine, Institut de recherche interdisciplinaire en </text:span><text:a xlink:type="simple" xlink:href="http://www.lemonde.fr/sciences/" text:style-name="Internet_20_link" text:visited-style-name="Visited_20_Internet_20_Link"><text:span text:style-name="T27">sciences</text:span></text:a><text:span text:style-name="T23"> </text:span><text:span text:style-name="T22">sociales (IRISSO) </text:span><text:span text:style-name="T29"><text:line-break/></text:span><text:span text:style-name="Strong_20_Emphasis"><text:span text:style-name="T21">Benoit Coquard</text:span></text:span><text:span text:style-name="T22">, doctorant, Université de Poitiers, GRESCO </text:span><text:span text:style-name="T29"><text:line-break/></text:span><text:span text:style-name="Strong_20_Emphasis"><text:span text:style-name="T21">Sibylle Gollac </text:span></text:span><text:span text:style-name="T22">est chargée de recherches, Centre national de la recherche scientifique (CNRS), Cultures et </text:span><text:a xlink:type="simple" xlink:href="http://www.lemonde.fr/societe/" text:style-name="Internet_20_link" text:visited-style-name="Visited_20_Internet_20_Link"><text:span text:style-name="T27">société</text:span></text:a><text:span text:style-name="T22">s urbaines (CSU), </text:span><text:a xlink:type="simple" xlink:href="http://www.lemonde.fr/centre/" text:style-name="Internet_20_link" text:visited-style-name="Visited_20_Internet_20_Link"><text:span text:style-name="T27">Centre</text:span></text:a><text:span text:style-name="T23"> </text:span><text:span text:style-name="T22">de recherches sociologiques et politiques de Paris (CRESPPA) </text:span><text:span text:style-name="T29"><text:line-break/></text:span><text:span text:style-name="Strong_20_Emphasis"><text:span text:style-name="T21">Aurélie Fillod-Chabaud</text:span></text:span><text:span text:style-name="T23"> </text:span><text:span text:style-name="T22">est attachée d’enseignement et de recherche, Université de </text:span><text:a xlink:type="simple" xlink:href="http://www.lemonde.fr/bourgogne/" text:style-name="Internet_20_link" text:visited-style-name="Visited_20_Internet_20_Link"><text:span text:style-name="T27">Bourgogne</text:span></text:a><text:span text:style-name="T22">, Institut de recherche sur l’éducation (IREDU) </text:span><text:span text:style-name="T29"><text:line-break/></text:span><text:span text:style-name="Strong_20_Emphasis"><text:span text:style-name="T21">Wilfried Lignier</text:span></text:span><text:span text:style-name="T23"> </text:span><text:span text:style-name="T22">est chargé de recherche, CNRS, Centre de sociologie européenne (CSE) </text:span><text:span text:style-name="T29"><text:line-break/></text:span><text:span text:style-name="Strong_20_Emphasis"><text:span text:style-name="T21">Muriel Mille</text:span></text:span><text:span text:style-name="T23"> </text:span><text:span text:style-name="T22">est postdoctorante, CNRS, Centre Maurice Halbwachs (CMH) </text:span><text:span text:style-name="T29"><text:line-break/></text:span><text:span text:style-name="Strong_20_Emphasis"><text:span text:style-name="T21">Julie Minoc</text:span></text:span><text:span text:style-name="T23"> </text:span><text:span text:style-name="T22">est doctorante, Université de Versailles Saint-Quentin-en-Yvelines (UVSQ), Printemps </text:span><text:span text:style-name="T29"><text:line-break/></text:span><text:span text:style-name="Strong_20_Emphasis"><text:span text:style-name="T21">Sabrina Nouiri-Mangold</text:span></text:span><text:span text:style-name="T23"> </text:span><text:span text:style-name="T22">est doctorante, Ecole des hautes études en sciences sociales (EHESS), CMH </text:span><text:span text:style-name="T29"><text:line-break/></text:span><text:span text:style-name="Strong_20_Emphasis"><text:span text:style-name="T21">Hélène Steinmetz</text:span></text:span><text:span text:style-name="T23"> </text:span><text:span text:style-name="T22">est maîtresse de conférences, Université du Havre, Identité et différenciation des espaces, de l’</text:span><text:a xlink:type="simple" xlink:href="http://www.lemonde.fr/environnement/" text:style-name="Internet_20_link" text:visited-style-name="Visited_20_Internet_20_Link"><text:span text:style-name="T27">environnement</text:span></text:a><text:span text:style-name="T23"> </text:span><text:span text:style-name="T22">et des sociétés (IDEES)<text:line-break/>En savoir plus sur http://www.lemonde.fr/idees/article/2015/06/25/l-appauvrissement-des-meres-apres-une-separation-n-est-pas-simule_4661769_3232.html#xT7x8U5dAW3A1zh3.99</text:span><text:span text:style-name="T29"> </text:span></text:p>
      <text:p text:style-name="P14"><text:span text:style-name="T29"/></text:p>
      <text:p text:style-name="P14"><text:span text:style-name="T29"/></text:p>
      <text:p text:style-name="P16"><text:span text:style-name="T29">Céline Bessière, PSL, Université Paris-Dauphine, IRISSO &amp; CMH, maîtresse de conférences en sociologie.</text:span></text:p>
      <text:p text:style-name="P17">Émilie Biland, Université Rennes 2, CRAPE, maîtresse de conférences en science politique.</text:p>
      <text:p text:style-name="P17">Benoît Coquard, Université de Poitiers, GRESCO, CMH, doctorant en sociologie.</text:p>
      <text:p text:style-name="P17">Aurélie Fillod-Chabaud, Université de Bourgogne, IREDU, attachée temporaire d’enseignement et de recherche.</text:p>
      <text:p text:style-name="P17">Sibylle Gollac, CNRS, CRESPPA, chargée de recherche en sociologie.</text:p>
      <text:p text:style-name="P17">Wilfried Lignier, CNRS, CESSP, chargé de recherches en sociologie.</text:p>
      <text:p text:style-name="P17">Muriel Mille, CNRS-UVSQ, CESDIP, postdoctorante en sociologie.</text:p>
      <text:p text:style-name="P17">Julie Minoc, UVSQ, Printemps et ENS-Paris, doctorante en sociologie et attachée temporaire d’enseignement et de recherche.</text:p>
      <text:p text:style-name="P17">Samuel Neuberg, ENS, CMH, doctorant en sociologie.</text:p>
      <text:p text:style-name="P17">Sabrina Nouiri-Mangold, EHESS, CMH et Université de Nantes (Cens), doctorante en sociologie et attachée temporaire d’enseignement et de recherche.</text:p>
      <text:p text:style-name="P17">Hélène Steinmetz, Université du Havre, IDEES, maîtresse de conférences en sociologie.</text:p>
      <text:p text:style-name="P14"><text:soft-page-break/><text:span text:style-name="T29"/></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3"><text:span text:style-name="T5"/></text:p>
      <text:p text:style-name="P13"><text:span text:style-name="T5"/></text:p>
      <text:p text:style-name="P13"><text:span text:style-name="T5"/></text:p>
      <text:p text:style-name="P13"><text:a xlink:type="simple" xlink:href="http://www.justice.gouv.fr/art_pix/Infostat%20141%20def.pdf" text:style-name="Internet_20_link" text:visited-style-name="Visited_20_Internet_20_Link"><text:span text:style-name="T5">http://www.justice.gouv.fr/art_pix/Infostat%20141%20def.pdf</text:span></text:a></text:p>
      <text:p text:style-name="P13"><text:span text:style-name="T5"/></text:p>
      <text:p text:style-name="P6"><text:span text:style-name="T1">Source http://www.jurifiable.com/conseil-juridique/droit-de-la-famille/pension-alimentaire-france-statistiques</text:span></text:p>
      <text:p text:style-name="P4"><text:span text:style-name="T1"/></text:p>
      <text:p text:style-name="P4"><text:span text:style-name="T1">Cette différence considérable s’explique par le fait que les mères gagnent en général moins que leur mari.</text:span> </text:p>
      <text:p text:style-name="P4"/>
      <text:p text:style-name="P4"/>
      <text:p text:style-name="P6">Probleme : </text:p>
      <text:p text:style-name="P6"><text:span text:style-name="T1">Autre phénomène important : près du tiers des pensions alimentaires ne seraient pas versées par le parent débiteur. Par ailleurs, dans 10% des cas la pension alimentaire n’est versée que partiellement.</text:span></text:p>
      <text:p text:style-name="P6"><text:span text:style-name="T1"/></text:p>
      <text:p text:style-name="P2"><text:span text:style-name="T28"><text:s/></text:span><text:bookmark text:name="heading-5"/><text:a xlink:type="simple" xlink:href="http://www.jurifiable.com/conseil-juridique/droit-de-la-famille/montant-pension-alimentaire#notice-theorique" office:target-frame-name="_self" xlink:show="replace" text:style-name="Internet_20_link" text:visited-style-name="Visited_20_Internet_20_Link"><text:span text:style-name="T6">Le montant de la pension alimentaire</text:span></text:a></text:p>
      <text:p text:style-name="P19"><text:span text:style-name="T7">Le </text:span><text:span text:style-name="Strong_20_Emphasis"><text:span text:style-name="T8">montant de la pension alimentaire </text:span></text:span><text:span text:style-name="T7">est </text:span><text:span text:style-name="Strong_20_Emphasis"><text:span text:style-name="T8">en moyenne égal à 10% du salaire net du débiteur</text:span></text:span><text:span text:style-name="T7">.</text:span></text:p>
      <text:p text:style-name="P19"><text:a xlink:type="simple" xlink:href="http://www.jurifiable.com/conseil-juridique/droit-de-la-famille/calcul-pension-alimentaire#tout-comprendre" office:target-frame-name="_self" xlink:show="replace" text:style-name="Internet_20_link" text:visited-style-name="Visited_20_Internet_20_Link"><text:span text:style-name="T9">Le calcul du montant de la pension alimentaire</text:span></text:a><text:span text:style-name="T7"> prend en compte </text:span><text:span text:style-name="Strong_20_Emphasis"><text:span text:style-name="T8">plusieurs paramètres</text:span></text:span><text:span text:style-name="T7"> : le nombre d’enfants, la situation financière du débiteur, la différence de niveau de vie entre les deux ex-époux, les besoins spécifiques des enfants,  les modalités de garde des enfants etc.</text:span></text:p>
      <text:p text:style-name="P19"><text:span text:style-name="T7">Le montant de la pension alimentaire  </text:span><text:span text:style-name="Strong_20_Emphasis"><text:span text:style-name="T8">peut donc varier considérablement</text:span></text:span><text:span text:style-name="T7">.</text:span></text:p>
      <text:p text:style-name="P6">Table de calcul de la pension alimentaires : <text:a xlink:type="simple" xlink:href="http://www.vos-droits.justice.gouv.fr/art_pix/table_reference_pa.pdf" text:style-name="Internet_20_link" text:visited-style-name="Visited_20_Internet_20_Link"><text:span text:style-name="T5">http://www.vos-droits.justice.gouv.fr/art_pix/table_reference_pa.pdf</text:span></text:a></text:p>
      <text:p text:style-name="P6"><text:span text:style-name="T5"/></text:p>
      <text:p text:style-name="P6"><text:span text:style-name="T5"/></text:p>
      <text:p text:style-name="P8"><text:span text:style-name="T5">statistiques nb proceduresvp pensions : https://www.google.fr/url?sa=t&amp;rct=j&amp;q=&amp;esrc=s&amp;source=web&amp;cd=6&amp;cad=rja&amp;uact=8&amp;ved=0ahUKEwinzJz3m8TPAhULvhQKHUBLAxMQFghGMAU&amp;url=http%3A%2F%2Fwww.cnis.fr%2Ffiles%2Fcontent%2Fsites%2FCnis%2Ffiles%2FFichiers%2Fcommissions%2Fdemographie_et_questions_sociales%2F2014%2Fdocuments_complementaires</text:span><text:soft-page-break/><text:span text:style-name="T5">%2FDC_2014_1re_reunion_COM_demographie_statistiques%2520et%2520ruptures%2520familiales_SDSE.PDF&amp;usg=AFQjCNFormlPVS8xUv0MPZiXRIwJv_vssA&amp;sig2=njSWJaIzTd37wX_gK8wawA</text:span></text:p>
      <text:p text:style-name="P8"><text:span text:style-name="T5"/></text:p>
      <text:p text:style-name="P8"><text:span text:style-name="T5">• En 2013 125 000 divorces prononcés dont 53% avec enfants mineurs : nombre en baisse depuis 2010  50 000 contentieux post-divorce concernant les enfants : 43% résidence, 43% pension alimentaire, 14% droit de visite et hébergement - en baisse depuis 2010 97 000 contentieux concernant les enfants nés hors mariage - progression jusqu’en 2010 </text:span></text:p>
      <text:p text:style-name="P8"><text:span text:style-name="T5"/></text:p>
      <text:p text:style-name="P8"><text:span text:style-name="T5"/></text:p>
      <text:p text:style-name="P10"><text:span text:style-name="T5">http://www.justice.gouv.fr/budget-et-statistiques-10054/infostats-justice-10057/la-contribution-a-lentretien-et-leducation-de-lenfant-28911.html</text:span></text:p>
      <text:p text:style-name="P8"><text:span text:style-name="T10">In fine, les deux tiers des recours post-divorce devant le Jaf portent sur la question financière. Actions civile et pénale et recours au Jaf émanent deux fois plus souvent de divorces contentieux que de divorces par consentement mutuel, bien que ces divorces ne représentent que 49 % des divorces prononcés, témoignant de la persistance du conflit après le divorce.</text:span><text:span text:style-name="T5"> </text:span></text:p>
      <text:p text:style-name="P8"><text:span text:style-name="T5"/></text:p>
      <text:p text:style-name="P11"><text:a xlink:type="simple" xlink:href="http://www.justice.gouv.fr/art_pix/Infostat%20141%20def.pdf" text:style-name="Internet_20_link" text:visited-style-name="Visited_20_Internet_20_Link"><text:span text:style-name="T5">http://www.justice.gouv.fr/art_pix/Infostat%20141%20def.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svg:font-family="Helvetica, Arial, FreeSans, sans-serif"/>
    <style:font-face style:name="Tahoma" svg:font-family="Tahoma, Arial, Helvetica, sans-serif"/>
    <style:font-face style:name="Verdana" svg:font-family="Verdana, 'Bitstream Vera Sans', sans-serif"/>
    <style:font-face style:name="montserratlight" svg:font-family="montserratlight"/>
    <style:font-face style:name="montserratsemi bold" svg:font-family="'montserratsemi bold'"/>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9:27:17.932000000</meta:creation-date>
    <dc:date>2016-10-05T23:32:11.731000000</dc:date>
    <meta:editing-duration>PT57M38S</meta:editing-duration>
    <meta:editing-cycles>2</meta:editing-cycles>
    <meta:generator>LibreOffice/5.0.6.3$Windows_x86 LibreOffice_project/490fc03b25318460cfc54456516ea2519c11d1aa</meta:generator>
    <meta:document-statistic meta:table-count="0" meta:image-count="0" meta:object-count="0" meta:page-count="3" meta:paragraph-count="31" meta:word-count="571" meta:character-count="4995" meta:non-whitespace-character-count="4441"/>
  </office:meta>
</office:document-meta>
</file>